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ListParagraph" style:list-style-name="LFO1" style:family="paragraph">
      <style:text-properties fo:font-weight="bold" style:font-weight-asian="bold" style:font-weight-complex="bold"/>
    </style:style>
    <style:style style:name="P8" style:parent-style-name="ListParagraph" style:list-style-name="LFO1" style:family="paragraph">
      <style:text-properties fo:font-weight="bold" style:font-weight-asian="bold" style:font-weight-complex="bold"/>
    </style:style>
    <style:style style:name="P9" style:parent-style-name="ListParagraph" style:list-style-name="LFO2" style:family="paragraph"/>
    <style:style style:name="P10" style:parent-style-name="ListParagraph" style:list-style-name="LFO2" style:family="paragraph"/>
    <style:style style:name="P11" style:parent-style-name="ListParagraph" style:list-style-name="LFO2" style:family="paragraph"/>
    <style:style style:name="P12" style:parent-style-name="ListParagraph" style:list-style-name="LFO2" style:family="paragraph"/>
    <style:style style:name="P13" style:parent-style-name="ListParagraph" style:list-style-name="LFO2" style:family="paragraph"/>
    <style:style style:name="P14" style:parent-style-name="ListParagraph" style:list-style-name="LFO2" style:family="paragraph"/>
    <style:style style:name="P15" style:parent-style-name="ListParagraph" style:list-style-name="LFO2" style:family="paragraph"/>
    <style:style style:name="P16" style:parent-style-name="ListParagraph" style:list-style-name="LFO1" style:family="paragraph">
      <style:text-properties fo:font-weight="bold" style:font-weight-asian="bold" style:font-weight-complex="bold"/>
    </style:style>
    <style:style style:name="P17" style:parent-style-name="ListParagraph" style:list-style-name="LFO3" style:family="paragraph"/>
    <style:style style:name="P18" style:parent-style-name="ListParagraph" style:list-style-name="LFO3" style:family="paragraph"/>
    <style:style style:name="P19" style:parent-style-name="ListParagraph" style:list-style-name="LFO3" style:family="paragraph"/>
    <style:style style:name="P20" style:parent-style-name="ListParagraph" style:list-style-name="LFO3" style:family="paragraph"/>
    <style:style style:name="P21" style:parent-style-name="ListParagraph" style:list-style-name="LFO3" style:family="paragraph"/>
    <style:style style:name="P22" style:parent-style-name="ListParagraph" style:list-style-name="LFO3" style:family="paragraph"/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STUDENT NAME: LAWRENCIA MALANGA</text:p>
      <text:p text:style-name="P2">MODULE TITTLE: CARE SKILLS</text:p>
      <text:p text:style-name="P3">MODULE CODE: 5N2770</text:p>
      <text:p text:style-name="P4">TITTLE OF BRIEF: SKILLS DEMONSTRATIONS CARE SKILLS</text:p>
      <text:p text:style-name="P5">TEACHER NAME: DENISE CLOHESSY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6">TABLE OF CONTENTS</text:p>
      <text:list text:style-name="LFO1" text:continue-numbering="true">
        <text:list-item>
          <text:p text:style-name="P7">INTRODUCTION</text:p>
        </text:list-item>
        <text:list-item>
          <text:p text:style-name="P8">TASK 1: ASSISTING A PATIENT WITH MOBILITY USING A MOBILITY AID</text:p>
        </text:list-item>
      </text:list>
      <text:list text:style-name="LFO2" text:continue-numbering="true">
        <text:list-item>
          <text:p text:style-name="P9">1.1 Greeting and Explanation</text:p>
        </text:list-item>
        <text:list-item>
          <text:p text:style-name="P10">1.2 Assessing Patient Comfort</text:p>
        </text:list-item>
        <text:list-item>
          <text:p text:style-name="P11">1.3 Positioning the Mobility Aid</text:p>
        </text:list-item>
        <text:list-item>
          <text:p text:style-name="P12">1.4 Assisting The Patient to Stand and Walk</text:p>
        </text:list-item>
        <text:list-item>
          <text:p text:style-name="P13">1.5 Monitoring Posture and Grip</text:p>
        </text:list-item>
        <text:list-item>
          <text:p text:style-name="P14">1.6 Ensuring Patient Comfort After Walking</text:p>
        </text:list-item>
        <text:list-item>
          <text:p text:style-name="P15">1.7 Reflecting<text:s/>on Task 1</text:p>
        </text:list-item>
      </text:list>
      <text:list text:style-name="LFO1" text:continue-numbering="true">
        <text:list-item>
          <text:p text:style-name="P16">TASK 2: ASSISTING A PATIENT WITH EXERCISES FOR WELLBEING<text:s/></text:p>
        </text:list-item>
      </text:list>
      <text:list text:style-name="LFO3" text:continue-numbering="true">
        <text:list-item>
          <text:p text:style-name="P17">2.1 Explaining the importance of Exercise</text:p>
        </text:list-item>
        <text:list-item>
          <text:p text:style-name="P18">2.2 Performing Simple Arm and Leg Movements</text:p>
        </text:list-item>
        <text:list-item>
          <text:p text:style-name="P19">2.3 Encouraging Hand Movements for circulation</text:p>
        </text:list-item>
        <text:list-item>
          <text:p text:style-name="P20">2.4 Providing Encouragement and Support</text:p>
        </text:list-item>
        <text:list-item>
          <text:p text:style-name="P21">2.5 Checking Patient Comfort Post-Exercise</text:p>
        </text:list-item>
        <text:list-item>
          <text:p text:style-name="P22">2.6 Reflection on Task<text:s/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23">SKILLS DEMONSTRATION REPORT</text:p>
      <text:p text:style-name="P24">TASK 1: ASSISTING A PATIENT WITH MOBILITY USING A MOBILITY AID</text:p>
      <text:p text:style-name="Normal">I have a patient move using a mobility aid. I greeted the patient and explained what we were going to do. This was<text:s/>important<text:s/>so they could feel comfortable and safe. I asked if they had any pain before we started. According to health guidelines, it is necessary to check a patient's comfort level before any<text:s/>movement. (Smith, 2022).</text:p>
      <text:p text:style-name="Normal"/>
      <text:p text:style-name="Normal">I positioned the mobility aid close to the patient. Then, I helped them sit up slowly on the bed to prevent<text:s/>dizziness or falling. After they were stable, I assisted them to stand up using the aid. I made sure to support their weaker side. Patients using mobility aids should be guided based their stronger side for better balance’’ (Jones, 2021). We took a few steps together<text:s/>while I encouraged them to move at their own pace.</text:p>
      <text:p text:style-name="Normal"/>
      <text:p text:style-name="Normal">during the process, I kept checking their posture and grip on the aid. After walking for a few minutes, I helped the patient sit down safely. I asked how they felt and if they had any discomfort. Then, I made sure they were comfortable before leaving.</text:p>
      <text:p text:style-name="Normal"/>
      <text:p text:style-name="Normal">Reflecting on this task, I think I did well in communicating with the patient. However, next time, I will ask them more about their comfort level before and after moving. I also need to practice adjusting the mobility aid to fit different patients properly.</text:p>
      <text:p text:style-name="Normal"/>
      <text:p text:style-name="P25">TASK 2: ASSISTING A PATIENT WITH EXERCISES FOR WELLBEING</text:p>
      <text:p text:style-name="Normal">I helped a patient do simple<text:s/>exercises<text:s/>to improve their mobility. Before starting, I explained why<text:s/>exercises<text:s/>are important for their<text:s/>health. ‘’ Regular movement helps prevent stiffness and improves circulation in patients with limited mobility’’ (Brown, 2020).</text:p>
      <text:p text:style-name="Normal"/>
      <text:p text:style-name="Normal">We started with simple leg and arm movements while the patient was sitting. I showed them how to stretch their arms up and down. Then, we did gentle leg raises. I made sure they were comfortable and<text:s/>not in pain.<text:s/></text:p>
      <text:p text:style-name="Normal"/>
      <text:p text:style-name="Normal">After that, I encouraged the patient to do slow hand movements, such as opening and closing their fingers. These movements help improve blood circulation and prevent stiffness. Throughout the exercises, I praised the patient and reminding them to breath<text:s/><text:soft-page-break/>properly. ‘’encouragement and support during exercise improve patient participation and confidence’’ (Davis, 2019).</text:p>
      <text:p text:style-name="Normal"/>
      <text:p text:style-name="Normal">At<text:s/>the end of the session, I asked the patient how they felt. They said they felt better and more relaxed. I reminded them to do these exercises regularly for better health.</text:p>
      <text:p text:style-name="Normal"/>
      <text:p text:style-name="Normal">Reflecting on this task, I think I was good at explaining the exercises in a simple way. However, next time, I will ask the patient how often they do exercises and if they need more support.</text:p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uhle Nzimande</meta:initial-creator>
    <dc:creator>Buhle Nzimande</dc:creator>
    <meta:creation-date>2025-03-05T17:51:00Z</meta:creation-date>
    <dc:date>2025-03-05T19:54:00Z</dc:date>
    <meta:template xlink:href="Normal.dotm" xlink:type="simple"/>
    <meta:editing-cycles>1</meta:editing-cycles>
    <meta:editing-duration>PT7380S</meta:editing-duration>
    <meta:document-statistic meta:page-count="4" meta:paragraph-count="6" meta:word-count="517" meta:character-count="3461" meta:row-count="24" meta:non-whitespace-character-count="2950"/>
  </office:meta>
</office:document-meta>
</file>